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/>
    <style:style style:name="P3" style:family="paragraph" style:parent-style-name="Text_20_body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Banco de dados no Heroku</text:h>
      <text:p text:style-name="Standard"/>
      <text:p text:style-name="Standard"><text:a xlink:type="simple" xlink:href="https://devcenter.heroku.com/articles/heroku-postgresql#installation">https://devcenter.heroku.com/articles/heroku-postgresql#installation</text:a></text:p>
      <text:h text:style-name="Heading_20_2" text:outline-level="2">Criando: </text:h>
      <text:p text:style-name="Text_20_body">1) Depois de clonar sua aplicação, vá para o seu diretório;</text:p>
      <text:p text:style-name="Text_20_body"/>
      <text:p text:style-name="Text_20_body">2) Heroku addons:add heroku-postgresql:dev</text:p>
      <text:p text:style-name="Text_20_body"/>
      <text:list xml:id="list28139588" text:style-name="L1">
        <text:list-item>
          <text:p text:style-name="P2">dev é o banco gratuito</text:p>
        </text:list-item>
        <text:list-item>
          <text:p text:style-name="P2">basic custa US$ 9,00</text:p>
        </text:list-item>
        <text:list-item>
          <text:p text:style-name="P2">ronin custa US$ 200,00 por mês</text:p>
        </text:list-item>
      </text:list>
      <text:p text:style-name="Text_20_body"/>
      <text:p text:style-name="Text_20_body">3) Verifique se está rodando: heroku pg:info</text:p>
      <text:p text:style-name="Text_20_body"/>
      <text:p text:style-name="Standard">4) Conecte com o psql: heroku pg:psql HEROKU_POSTGRESQL_RED</text:p>
      <text:p text:style-name="Standard"/>
      <text:p text:style-name="Standard">Comandos psql:</text:p>
      <text:p text:style-name="Standard"/>
      <text:p text:style-name="Standard">psql [-h host] [-d database] [database [username]]</text:p>
      <text:p text:style-name="Standard"/>
      <text:p text:style-name="Standard">randosystem=# select * from game_user;</text:p>
      <text:p text:style-name="Standard"><text:s/>id | fbid | nivel</text:p>
      <text:p text:style-name="Standard">----+------+-------</text:p>
      <text:p text:style-name="Standard"><text:s text:c="2"/>1 | 9055 | <text:s text:c="4"/>5</text:p>
      <text:p text:style-name="Standard">(1 registro)</text:p>
      <text:p text:style-name="Standard"/>
      <text:list xml:id="list28256969" text:style-name="L2">
        <text:list-item>
          <text:p text:style-name="P1">\d : lista tabelas</text:p>
        </text:list-item>
        <text:list-item>
          <text:p text:style-name="P1">\q : termina o psql</text:p>
        </text:list-item>
      </text:list>
      <text:p text:style-name="Standard"/>
      <text:p text:style-name="Standard"/>
      <text:h text:style-name="Heading_20_1" text:outline-level="1">Fazendo o facebook apontar para Localhost</text:h>
      <text:p text:style-name="Text_20_body"/>
      <text:p text:style-name="Text_20_body">Use a URL “<text:a xlink:type="simple" xlink:href="http://127.0.0.1:8888/">http://127.0.0.1:8888/</text:a>”.</text:p>
      <text:p text:style-name="Text_20_body">Abra o arquivo “http.conf” (dentro do MAMP) e crie as variáveis:</text:p>
      <text:p text:style-name="Text_20_body">DocumentRoot “/Applications/MAMP/htdocs”</text:p>
      <text:p text:style-name="Text_20_body">SetEnv FACEBOOK_APP_ID 000000000000000000000</text:p>
      <text:p text:style-name="Text_20_body">SetEnv FACEBOOK_SECRET 000000000000000000000</text:p>
      <text:p text:style-name="Text_20_body"/>
      <text:p text:style-name="Text_20_body"/>
      <text:h text:style-name="Heading_20_1" text:outline-level="1"><text:soft-page-break/>O que fazer?</text:h>
      <text:p text:style-name="Text_20_body"/>
      <text:list xml:id="list28337542" text:style-name="L3">
        <text:list-item>
          <text:p text:style-name="P3">Criar o banco de dados no heroku;</text:p>
        </text:list-item>
        <text:list-item>
          <text:p text:style-name="P3">Integrar a aplicação com o projeto “protected-everglades-2243”, fazendo-o rodar dentro do MAMP local;</text:p>
        </text:list-item>
        <text:list-item>
          <text:p text:style-name="P3">Alterar o Facebook para apontar para “Localhost...”;</text:p>
        </text:list-item>
      </text:list>
      <text:p text:style-name="Text_20_body"/>
      <text:h text:style-name="Heading_20_2" text:outline-level="2">Criar o banco de dados</text:h>
      <text:p text:style-name="Text_20_body"/>
      <text:p text:style-name="Text_20_body">C:\projetos\HK\protected-everglades-2243&gt;psql -U postgres</text:p>
      <text:p text:style-name="Text_20_body">Senha para usußrio postgres:</text:p>
      <text:p text:style-name="Text_20_body">psql (8.4.11)</text:p>
      <text:p text:style-name="Text_20_body">AVISO: página de código do Console (850) difere da página de código do Windows (</text:p>
      <text:p text:style-name="Text_20_body">1252)</text:p>
      <text:p text:style-name="Text_20_body"><text:s text:c="9"/>caracteres de 8 bits podem não funcionar corretamente. Veja página de</text:p>
      <text:p text:style-name="Text_20_body"><text:s text:c="9"/>referência do psql "Notes for Windows users" para obter detalhes.</text:p>
      <text:p text:style-name="Text_20_body">Digite "help" para ajuda.</text:p>
      <text:p text:style-name="Text_20_body"/>
      <text:p text:style-name="Text_20_body">postgres=# drop database randosystem;</text:p>
      <text:p text:style-name="Text_20_body">DROP DATABASE</text:p>
      <text:p text:style-name="Text_20_body">postgres=# \d</text:p>
      <text:p text:style-name="Text_20_body">Nenhuma relação foi encontrada.</text:p>
      <text:p text:style-name="Text_20_body">postgres=# create database randosystem;</text:p>
      <text:p text:style-name="Text_20_body">CREATE DATABASE</text:p>
      <text:p text:style-name="Text_20_body">postgres=#</text:p>
      <text:p text:style-name="Text_20_body"/>
      <text:p text:style-name="Text_20_body">Agora para carregar o arquivo SQL:</text:p>
      <text:p text:style-name="Text_20_body">\connect randosystem</text:p>
      <text:p text:style-name="Text_20_body"/>
      <text:p text:style-name="Text_20_body">randosystem=# \i 'C:/projetos/WS/RandoSystem/bancoRandoSystem.sql'</text:p>
      <text:p text:style-name="Text_20_body"/>
      <text:h text:style-name="Heading_20_2" text:outline-level="2">Integrar o projeto à aplicação protectecd-everglades</text:h>
      <text:p text:style-name="Text_20_body"/>
      <text:p text:style-name="Text_20_body">Baixar o PHP SDK e colocar na pasta SDK.</text:p>
      <text:p text:style-name="Text_20_body"/>
      <text:p text:style-name="Text_20_body"><text:soft-page-break/>Fazer um “merge” do “index.php” com o meu.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04T07:59:09.19</meta:creation-date>
    <meta:document-statistic meta:table-count="0" meta:image-count="0" meta:object-count="0" meta:page-count="3" meta:paragraph-count="51" meta:word-count="265" meta:character-count="1854" meta:non-whitespace-character-count="1624"/>
    <dc:date>2012-09-04T08:45:20.66</dc:date>
    <meta:editing-duration>PT10S</meta:editing-duration>
    <meta:editing-cycles>1</meta:editing-cycles>
    <meta:generator>LibreOffice/3.4$Win32 LibreOffice_project/340m1$Build-502</meta:generator>
  </office:meta>
</office:document-meta>
</file>